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7.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1295189666"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pediatric and geriatric dosing.</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Per Million, and Reducing &amp; Enlarging Formulas <text:span text:style-name="T12"><text:tab/><text:tab/> <text:s text:c="9"/></text:span><text:span text:style-name="T11">497</text:span></text:p>
      <text:p text:style-name="P2"><text:tab/>Chapter 22 - Dosage Calculations Based on Body Weight <text:span text:style-name="T12"><text:tab/><text:tab/><text:tab/><text:tab/> <text:s text:c="9"/></text:span><text:span text:style-name="T11">505</text:span></text:p>
      <text:p text:style-name="P2"><text:tab/>Chapter 23 - Dosage Calculations Based on Body Surface Area <text:span text:style-name="T12"><text:tab/><text:tab/><text:tab/> <text:s text:c="9"/></text:span>521</text:p>
      <text:p text:style-name="P2"><text:tab/>Chapter 24 - Infusion Rates &amp; Drip Rates <text:span text:style-name="T12"><text:tab/><text:tab/><text:tab/><text:tab/><text:tab/><text:tab/> <text:s text:c="9"/></text:span>539</text:p>
      <text:p text:style-name="P2"><text:tab/>Chapter 25 - Dilutions &amp; Alligations <text:span text:style-name="T12"><text:tab/><text:tab/><text:tab/><text:tab/><text:tab/><text:tab/> <text:s text:c="9"/></text:span><text:tab/>?</text:p>
      <text:p text:style-name="P2"><text:tab/>Chapter 26 - Parenteral Nutrition <text:span text:style-name="T12"><text:tab/><text:tab/><text:tab/><text:tab/><text:tab/><text:tab/><text:tab/> <text:s text:c="9"/></text:span><text:tab/>?</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Answer Key <text:span text:style-name="T12"><text:tab/><text:tab/><text:tab/><text:tab/><text:tab/><text:tab/><text:tab/><text:tab/><text:tab/><text:tab/><text:tab/> <text:s text:c="9"/></text:span>551</text:p>
      <text:p text:style-name="P2">Index <text:span text:style-name="T12"><text:tab/><text:tab/><text:tab/><text:tab/><text:tab/><text:tab/><text:tab/><text:tab/><text:tab/><text:tab/><text:tab/><text:tab/> <text:s text:c="9"/></text:span>585</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07:21</meta:creation-date>
    <dc:date>2012-02-18T07:53:08</dc:date>
    <dc:creator>Sean Parsons</dc:creator>
    <meta:editing-duration>PT7H39M59S</meta:editing-duration>
    <meta:editing-cycles>39</meta:editing-cycles>
    <meta:generator>LibreOffice/3.3$Linux LibreOffice_project/330m19$Build-301</meta:generator>
    <meta:printed-by>Sean Parsons</meta:printed-by>
    <meta:print-date>2011-11-09T15:32:51</meta:print-date>
    <meta:document-statistic meta:table-count="0" meta:image-count="0" meta:object-count="0" meta:page-count="6" meta:paragraph-count="72" meta:word-count="1196" meta:character-count="7931"/>
  </office:meta>
</office:document-meta>
</file>